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52cm" draw:marker-start-width="0.427cm" draw:marker-end-width="0.427cm" draw:fill="solid" draw:fill-color="#e6e6e6" draw:textarea-horizontal-align="justify" draw:textarea-vertical-align="middle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svg:stroke-width="0.152cm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fo:text-shadow="1pt 1pt" style:font-size-asian="24pt" style:font-size-complex="24pt"/>
    </style:style>
    <style:style style:name="P3" style:family="paragraph">
      <style:text-properties fo:font-size="18pt" fo:text-shadow="1pt 1pt" style:font-size-asian="18pt" style:font-size-complex="18pt"/>
    </style:style>
    <style:style style:name="T1" style:family="text">
      <style:text-properties fo:font-size="24pt" fo:text-shadow="1pt 1pt" style:font-size-asian="24pt" style:font-size-complex="24pt"/>
    </style:style>
    <style:style style:name="T2" style:family="text">
      <style:text-properties fo:font-size="18pt" fo:text-shadow="1pt 1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9.525cm" svg:x="5.445cm" svg:y="4.21cm">
          <text:p text:style-name="P1">ADC</text:p>
          <text:p text:style-name="P1">Interf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62cm" svg:height="1.94cm" svg:x="10.525cm" svg:y="4.14cm">
          <text:p text:style-name="P1">Rx Chain 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62cm" svg:height="1.94cm" svg:x="10.525cm" svg:y="6.715cm">
          <text:p text:style-name="P1">Rx Chain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62cm" svg:height="1.94cm" svg:x="10.525cm" svg:y="9.255cm">
          <text:p text:style-name="P1">Rx Chain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62cm" svg:height="1.94cm" svg:x="10.525cm" svg:y="11.795cm">
          <text:p text:style-name="P1">Rx Chain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175cm" svg:height="9.525cm" svg:x="20.05cm" svg:y="4.21cm">
          <text:p text:style-name="P1">RX</text:p>
          <text:p text:style-name="P1">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3.54cm" svg:y1="6.834cm" svg:x2="5.445cm" svg:y2="6.834cm">
          <text:p/>
        </draw:line>
        <draw:line draw:style-name="gr2" draw:text-style-name="P1" draw:layer="layout" svg:x1="3.54cm" svg:y1="8.139cm" svg:x2="5.445cm" svg:y2="8.139cm">
          <text:p/>
        </draw:line>
        <draw:line draw:style-name="gr2" draw:text-style-name="P1" draw:layer="layout" svg:x1="8.62cm" svg:y1="7.385cm" svg:x2="10.525cm" svg:y2="7.385cm">
          <text:p/>
        </draw:line>
        <draw:line draw:style-name="gr2" draw:text-style-name="P1" draw:layer="layout" svg:x1="8.62cm" svg:y1="8.02cm" svg:x2="10.525cm" svg:y2="8.02cm">
          <text:p/>
        </draw:line>
        <draw:line draw:style-name="gr2" draw:text-style-name="P1" draw:layer="layout" svg:x1="8.62cm" svg:y1="9.925cm" svg:x2="10.525cm" svg:y2="9.925cm">
          <text:p/>
        </draw:line>
        <draw:line draw:style-name="gr2" draw:text-style-name="P1" draw:layer="layout" svg:x1="8.62cm" svg:y1="10.56cm" svg:x2="10.525cm" svg:y2="10.56cm">
          <text:p/>
        </draw:line>
        <draw:line draw:style-name="gr2" draw:text-style-name="P1" draw:layer="layout" svg:x1="8.62cm" svg:y1="12.465cm" svg:x2="10.525cm" svg:y2="12.465cm">
          <text:p/>
        </draw:line>
        <draw:line draw:style-name="gr2" draw:text-style-name="P1" draw:layer="layout" svg:x1="8.62cm" svg:y1="13.1cm" svg:x2="10.525cm" svg:y2="13.1cm">
          <text:p/>
        </draw:line>
        <draw:line draw:style-name="gr2" draw:text-style-name="P1" draw:layer="layout" svg:x1="18.145cm" svg:y1="4.845cm" svg:x2="20.05cm" svg:y2="4.845cm">
          <text:p/>
        </draw:line>
        <draw:line draw:style-name="gr2" draw:text-style-name="P1" draw:layer="layout" svg:x1="18.145cm" svg:y1="5.48cm" svg:x2="20.05cm" svg:y2="5.48cm">
          <text:p/>
        </draw:line>
        <draw:line draw:style-name="gr2" draw:text-style-name="P1" draw:layer="layout" svg:x1="18.145cm" svg:y1="7.385cm" svg:x2="20.05cm" svg:y2="7.385cm">
          <text:p/>
        </draw:line>
        <draw:line draw:style-name="gr2" draw:text-style-name="P1" draw:layer="layout" svg:x1="18.145cm" svg:y1="8.02cm" svg:x2="20.05cm" svg:y2="8.02cm">
          <text:p/>
        </draw:line>
        <draw:line draw:style-name="gr2" draw:text-style-name="P1" draw:layer="layout" svg:x1="18.145cm" svg:y1="9.925cm" svg:x2="20.05cm" svg:y2="9.925cm">
          <text:p/>
        </draw:line>
        <draw:line draw:style-name="gr2" draw:text-style-name="P1" draw:layer="layout" svg:x1="18.145cm" svg:y1="10.56cm" svg:x2="20.05cm" svg:y2="10.56cm">
          <text:p/>
        </draw:line>
        <draw:line draw:style-name="gr2" draw:text-style-name="P1" draw:layer="layout" svg:x1="18.145cm" svg:y1="12.465cm" svg:x2="20.05cm" svg:y2="12.465cm">
          <text:p/>
        </draw:line>
        <draw:line draw:style-name="gr2" draw:text-style-name="P1" draw:layer="layout" svg:x1="18.145cm" svg:y1="13.1cm" svg:x2="20.05cm" svg:y2="13.1cm">
          <text:p/>
        </draw:line>
        <draw:line draw:style-name="gr2" draw:text-style-name="P1" draw:layer="layout" svg:x1="23.225cm" svg:y1="9.29cm" svg:x2="25.13cm" svg:y2="9.29cm">
          <text:p/>
        </draw:line>
        <draw:line draw:style-name="gr2" draw:text-style-name="P1" draw:layer="layout" svg:x1="3.54cm" svg:y1="9.736cm" svg:x2="5.445cm" svg:y2="9.736cm">
          <text:p/>
        </draw:line>
        <draw:line draw:style-name="gr2" draw:text-style-name="P1" draw:layer="layout" svg:x1="3.54cm" svg:y1="11.314cm" svg:x2="5.445cm" svg:y2="11.314cm">
          <text:p/>
        </draw:line>
        <draw:line draw:style-name="gr2" draw:text-style-name="P1" draw:layer="layout" svg:x1="8.62cm" svg:y1="4.845cm" svg:x2="10.525cm" svg:y2="4.845cm">
          <text:p/>
        </draw:line>
        <draw:line draw:style-name="gr2" draw:text-style-name="P1" draw:layer="layout" svg:x1="8.62cm" svg:y1="5.48cm" svg:x2="10.525cm" svg:y2="5.48cm">
          <text:p/>
        </draw:line>
        <draw:custom-shape draw:style-name="gr1" draw:text-style-name="P1" draw:layer="layout" svg:width="5.08cm" svg:height="1.94cm" svg:x="5.445cm" svg:y="15.57cm">
          <text:p text:style-name="P1">Serial IO</text:p>
          <text:p text:style-name="P1">(FX2 Comm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08cm" svg:height="1.94cm" svg:x="11.795cm" svg:y="15.57cm">
          <text:p text:style-name="P1">Master 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08cm" svg:height="1.94cm" svg:x="18.145cm" svg:y="15.57cm">
          <text:p text:style-name="P1">IO P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9.82cm" svg:height="1.195cm" svg:x="8.96cm" svg:y="1.71cm">
          <draw:text-box>
            <text:p><text:span text:style-name="T1">USRP usrp_std interface</text:span></text:p>
          </draw:text-box>
        </draw:frame>
        <draw:frame draw:style-name="gr3" draw:text-style-name="P3" draw:layer="layout" svg:width="2.161cm" svg:height="0.962cm" svg:x="1cm" svg:y="6.353cm">
          <draw:text-box>
            <text:p><text:span text:style-name="T2">RX_A</text:span></text:p>
          </draw:text-box>
        </draw:frame>
        <draw:frame draw:style-name="gr3" draw:text-style-name="P3" draw:layer="layout" svg:width="2.161cm" svg:height="0.962cm" svg:x="1cm" svg:y="7.658cm">
          <draw:text-box>
            <text:p><text:span text:style-name="T2">RX_B</text:span></text:p>
          </draw:text-box>
        </draw:frame>
        <draw:frame draw:style-name="gr3" draw:text-style-name="P3" draw:layer="layout" svg:width="2.195cm" svg:height="0.962cm" svg:x="1cm" svg:y="9.255cm">
          <draw:text-box>
            <text:p><text:span text:style-name="T2">RX_C</text:span></text:p>
          </draw:text-box>
        </draw:frame>
        <draw:frame draw:style-name="gr3" draw:text-style-name="P3" draw:layer="layout" svg:width="2.2cm" svg:height="0.962cm" svg:x="1cm" svg:y="10.833cm">
          <draw:text-box>
            <text:p><text:span text:style-name="T2">RX_D</text:span></text:p>
          </draw:text-box>
        </draw:frame>
        <draw:frame draw:style-name="gr3" draw:text-style-name="P3" draw:layer="layout" svg:width="1.844cm" svg:height="0.962cm" svg:x="23.86cm" svg:y="7.985cm">
          <draw:text-box>
            <text:p><text:span text:style-name="T2">Data</text:span></text:p>
          </draw:text-box>
        </draw:frame>
        <draw:frame draw:style-name="gr3" draw:text-style-name="P3" draw:layer="layout" svg:width="2.657cm" svg:height="0.962cm" svg:x="23.921cm" svg:y="9.89cm">
          <draw:text-box>
            <text:p><text:span text:style-name="T2">To US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1-17T00:14:39</meta:creation-date>
    <dc:date>2009-01-17T01:37:51</dc:date>
    <meta:editing-duration>PT00H52M30S</meta:editing-duration>
    <meta:editing-cycles>3</meta:editing-cycles>
    <meta:generator>OpenOffice.org/3.0$Linux OpenOffice.org_project/300m9$Build-9358</meta:generator>
    <meta:document-statistic meta:object-count="37"/>
    <meta:user-defined meta:name="Info 1"/>
    <meta:user-defined meta:name="Info 2"/>
    <meta:user-defined meta:name="Info 3"/>
    <meta:user-defined meta:name="Info 4"/>
  </office:meta>
</office:document-meta>
</file>